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db3f" officeooo:paragraph-rsid="0008db3f"/>
    </style:style>
    <style:style style:name="P2" style:family="paragraph" style:parent-style-name="Standard">
      <style:text-properties officeooo:rsid="0008db3f" officeooo:paragraph-rsid="0009e271"/>
    </style:style>
    <style:style style:name="P3" style:family="paragraph" style:parent-style-name="Standard">
      <style:paragraph-properties fo:text-align="end" style:justify-single-word="false"/>
      <style:text-properties officeooo:rsid="0008db3f" officeooo:paragraph-rsid="0008db3f"/>
    </style:style>
    <style:style style:name="P4" style:family="paragraph" style:parent-style-name="Standard">
      <style:paragraph-properties fo:text-align="end" style:justify-single-word="false"/>
      <style:text-properties officeooo:rsid="0008db3f" officeooo:paragraph-rsid="0009e271"/>
    </style:style>
    <style:style style:name="P5" style:family="paragraph" style:parent-style-name="Standard">
      <style:paragraph-properties fo:text-align="end" style:justify-single-word="false"/>
      <style:text-properties officeooo:rsid="0008db3f" officeooo:paragraph-rsid="000b1554"/>
    </style:style>
    <style:style style:name="P6" style:family="paragraph" style:parent-style-name="Standard">
      <style:paragraph-properties fo:text-align="start" style:justify-single-word="false"/>
      <style:text-properties officeooo:rsid="0008db3f" officeooo:paragraph-rsid="0008db3f"/>
    </style:style>
    <style:style style:name="P7" style:family="paragraph" style:parent-style-name="Standard">
      <style:paragraph-properties fo:text-align="start" style:justify-single-word="false"/>
      <style:text-properties officeooo:rsid="0008db3f" officeooo:paragraph-rsid="0009e271"/>
    </style:style>
    <style:style style:name="P8" style:family="paragraph" style:parent-style-name="Standard">
      <style:paragraph-properties fo:text-align="end" style:justify-single-word="false"/>
      <style:text-properties officeooo:paragraph-rsid="0008db3f"/>
    </style:style>
    <style:style style:name="T1" style:family="text">
      <style:text-properties officeooo:rsid="0008db3f"/>
    </style:style>
    <style:style style:name="T2" style:family="text">
      <style:text-properties officeooo:rsid="0009e271"/>
    </style:style>
    <style:style style:name="T3" style:family="text">
      <style:text-properties officeooo:rsid="000b15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uart Young</text:p>
      <text:p text:style-name="P5"><text:span text:style-name="T3">10218 Twin Lakes Drive</text:span></text:p>
      <text:p text:style-name="P5"><text:span text:style-name="T3">Coral Springs, FL 33071</text:span></text:p>
      <text:p text:style-name="P8"><text:a xlink:type="simple" xlink:href="mailto:stuartpyoung@gmail.com"><text:span text:style-name="T1">stuartpyoung@gmail.com</text:span></text:a></text:p>
      <text:p text:style-name="P3">305-781-2286</text:p>
      <text:p text:style-name="P3"/>
      <text:p text:style-name="P3"/>
      <text:p text:style-name="P3"/>
      <text:p text:style-name="P3"/>
      <text:p text:style-name="P3"/>
      <text:p text:style-name="P4"><text:span text:style-name="T2">Friday November 9, 2012</text:span></text:p>
      <text:p text:style-name="P6"/>
      <text:p text:style-name="P7"><text:span text:style-name="T2">Toshiba</text:span></text:p>
      <text:p text:style-name="P7"><text:span text:style-name="T2">121 River Ridge Circle</text:span></text:p>
      <text:p text:style-name="P7"><text:span text:style-name="T2">Dock A-B</text:span></text:p>
      <text:p text:style-name="P7"><text:span text:style-name="T2">Jeffersonville, IN 47130</text:span></text:p>
      <text:p text:style-name="P1"/>
      <text:p text:style-name="P1">Dear Sir/Madam,</text:p>
      <text:p text:style-name="P2"><text:span text:style-name="T2"/></text:p>
      <text:p text:style-name="P1">In addition to the information I submitted on the Toshiba repair authorization page, I would like to inform you of the following additional information.</text:p>
      <text:p text:style-name="P1"/>
      <text:p text:style-name="P1">Hard drive is 500GB, 7200 rpm hard drive.</text:p>
      <text:p text:style-name="P1"/>
      <text:p text:style-name="P1">Operation system is Ubuntu 12.10</text:p>
      <text:p text:style-name="P1"/>
      <text:p text:style-name="P1">Additional problems:</text:p>
      <text:p text:style-name="P1"/>
      <text:p text:style-name="P1"><text:tab/>Often, when booted with no externals attached I am unable to use the mouse or the keyboard. Usually rebooting once fixes it but I am having to reboot an increasing number of times in succession just to get to a 'normal' booted state.</text:p>
      <text:p text:style-name="P1"/>
      <text:p text:style-name="P1"><text:tab/>Increasingly, the system slows to almost a halt but the 'top' command shows negligible memory or CPU usage.</text:p>
      <text:p text:style-name="P1"/>
      <text:p text:style-name="P1"><text:tab/>I do not have either of these problems running Ubuntu 12.10 with identical additional software on my other Toshiba satellite (C655-S5132).</text:p>
      <text:p text:style-name="P1"/>
      <text:p text:style-name="P1"/>
      <text:p text:style-name="P1">Thank you,</text:p>
      <text:p text:style-name="P1"/>
      <text:p text:style-name="P1"/>
      <text:p text:style-name="P1"/>
      <text:p text:style-name="P1">Stuart You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oung </meta:initial-creator>
    <meta:creation-date>2012-11-09T15:30:12</meta:creation-date>
    <dc:date>2012-11-09T15:45:24</dc:date>
    <dc:creator>syoung </dc:creator>
    <meta:editing-duration>PT5M37S</meta:editing-duration>
    <meta:editing-cycles>4</meta:editing-cycles>
    <meta:generator>LibreOffice/3.6$Linux_X86_64 LibreOffice_project/360m1$Build-2</meta:generator>
    <meta:printed-by>syoung </meta:printed-by>
    <meta:print-date>2012-11-09T15:40:42</meta:print-date>
    <meta:document-statistic meta:table-count="0" meta:image-count="0" meta:object-count="0" meta:page-count="1" meta:paragraph-count="20" meta:word-count="153" meta:character-count="939" meta:non-whitespace-character-count="803"/>
  </office:meta>
</office:document-meta>
</file>